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0.866cm" draw:caption-point-x="-0.61cm" draw:caption-point-y="1.51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number-columns-repeated="2" table:style-name="ce2" office:value-type="string">
            <text:p>N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3.858cm" svg:y="22.666cm" draw:caption-point-x="-0.61cm" draw:caption-point-y="1.51cm">
              <dc:date>2012-01-02T00:00:00</dc:date>
              <text:p text:style-name="P1">Need to check that COMPARE_REF_TO_TEXTURE overwrites COMPARE_R_TO_TEXTURE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2.899cm" svg:height="2.966cm" svg:x="33.858cm" svg:y="23.116cm" draw:caption-point-x="-0.61cm" draw:caption-point-y="1.51cm">
              <dc:date>2012-01-01T00:00:00</dc:date>
              <text:p text:style-name="P1"><text:span text:style-name="T1">Theoretically it should be covered by the changes in gldump, but it needs to be tested.</text:span>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2.899cm" svg:height="3.361cm" svg:x="36.248cm" svg:y="23.116cm" draw:caption-point-x="-0.61cm" draw:caption-point-y="1.51cm">
              <dc:date>2012-01-01T00:00:00</dc:date>
              <text:p text:style-name="P1"><text:span text:style-name="T1">Should just work (will look no different to separate depth and stencil attachments), but it needs testing.</text:span>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18.921cm" svg:y="23.566cm" draw:caption-point-x="-0.61cm" draw:caption-point-y="1.51cm">
              <dc:date>2012-01-02T00:00:00</dc:date>
              <text:p text:style-name="P1">Needs support for FLOAT32_UNSIGNED_INT_24_8_REV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365cm" draw:caption-point-x="-0.61cm" draw:caption-point-y="1.51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6.715cm" draw:caption-point-x="-0.61cm" draw:caption-point-y="1.51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165cm" draw:caption-point-x="-0.61cm" draw:caption-point-y="1.5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7.613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7.613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7.613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514cm" draw:caption-point-x="-0.61cm" draw:caption-point-y="1.51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shared_exponen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1.213cm" draw:caption-point-x="-0.61cm" draw:caption-point-y="1.51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office:annotation draw:style-name="gr1" draw:text-style-name="P1" svg:width="2.899cm" svg:height="0.991cm" svg:x="17.726cm" svg:y="31.213cm" draw:caption-point-x="-0.61cm" draw:caption-point-y="1.51cm">
              <dc:date>2012-01-02T00:00:00</dc:date>
              <text:p text:style-name="P1"><text:span text:style-name="T1">Needs explicit alias mappings</text:span></text:p>
            </office:annotation>
            <text:p>N</text:p>
          </table:table-cell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2.113cm" draw:caption-point-x="-0.61cm" draw:caption-point-y="1.51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8.411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103cm" svg:y="40.211cm" draw:caption-point-x="-0.61cm" draw:caption-point-y="1.51cm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4.26cm" draw:caption-point-x="-0.61cm" draw:caption-point-y="1.5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upport.A18:Support.AMJ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2012/01/02</text:date>, <text:time>14:2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1-02T14:24:40</dc:date>
    <dc:creator>Bruce Merry</dc:creator>
    <meta:editing-duration>PT8H47M42S</meta:editing-duration>
    <meta:editing-cycles>100</meta:editing-cycles>
    <meta:generator>LibreOffice/3.4$Unix LibreOffice_project/340m1$Build-402</meta:generator>
    <meta:document-statistic meta:table-count="1" meta:cell-count="1354" meta:object-count="0"/>
  </office:meta>
</office:document-meta>
</file>